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9dd22" officeooo:paragraph-rsid="0019dd22"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19dd22" officeooo:paragraph-rsid="0019dd22"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18pt" fo:font-weight="normal" officeooo:rsid="0019dd22" officeooo:paragraph-rsid="0019dd22" style:font-size-asian="15.75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lusion</text:p>
      <text:p text:style-name="P3"/>
      <text:p text:style-name="P2"/>
      <text:p text:style-name="P2">Cloud computing has emerged as a transformative technology that offers numerous benefits to organizations across various industries. The scalability, cost savings, flexibility, and innovation opportunities provided by cloud services have revolutionized the way businesses operate and manage their IT infrastructure. By leveraging the power of the cloud, organizations can streamline their operations, enhance collaboration, improve productivity, and drive business growth.</text:p>
      <text:p text:style-name="P2"/>
      <text:p text:style-name="P2">In this document, we explored the concept of cloud computing, its key components, service models, deployment models, and the leading cloud providers in the market. We also discussed the benefits of cloud computing, including scalability, cost savings, enhanced collaboration, business continuity, increased security, access to latest technologies, and global scalability.</text:p>
      <text:p text:style-name="P2"/>
      <text:p text:style-name="P2">However, it is important to recognize that cloud adoption also comes with considerations and challenges that organizations need to address. Data security, vendor lock-in, service reliability, performance, cost management, compliance, and cloud governance are some of the factors that require careful consideration and proactive management.</text:p>
      <text:p text:style-name="P2"/>
      <text:p text:style-name="P2">To ensure a successful cloud journey, organizations should conduct a thorough evaluation of their requirements, select the most suitable cloud service model and deployment model, and choose a reliable and reputable cloud service provider. They should develop robust security strategies, establish clear governance frameworks, and implement effective cost management practices. Ongoing monitoring, optimization, and <text:soft-page-break/>adherence to compliance standards will further enhance the benefits derived from cloud computing.</text:p>
      <text:p text:style-name="P2"/>
      <text:p text:style-name="P2">In conclusion, cloud computing has transformed the IT landscape, empowering organizations to be more agile, efficient, and innovative. By embracing cloud technologies, businesses can focus on their core competencies, accelerate time-to-market, and gain a competitive edge in today's digital era. With careful planning, strategic decision-making, and continuous improvement, organizations can unlock the full potential of cloud computing and achieve long-term suc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1T10:24:15.974275883</meta:creation-date>
    <dc:date>2023-06-21T10:26:12.834522881</dc:date>
    <meta:editing-duration>PT1M57S</meta:editing-duration>
    <meta:editing-cycles>1</meta:editing-cycles>
    <meta:document-statistic meta:table-count="0" meta:image-count="0" meta:object-count="0" meta:page-count="2" meta:paragraph-count="6" meta:word-count="284" meta:character-count="2171" meta:non-whitespace-character-count="1893"/>
    <meta:generator>LibreOffice/7.3.7.2$Linux_X86_64 LibreOffice_project/30$Build-2</meta:generator>
  </office:meta>
</office:document-meta>
</file>